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Type de portée</text:p>
          </table:table-cell>
          <table:table-cell office:value-type="string" calcext:value-type="string">
            <text:p>Régions</text:p>
          </table:table-cell>
          <table:table-cell office:value-type="string" calcext:value-type="string">
            <text:p>Année</text:p>
          </table:table-cell>
        </table:table-row>
        <table:table-row table:style-name="ro1">
          <table:table-cell office:value-type="string" calcext:value-type="string">
            <text:p>Aatrox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Darkin</text:p>
          </table:table-cell>
          <table:table-cell office:value-type="string" calcext:value-type="string">
            <text:p>Sans 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Runeterra, Shurim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hri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Vastaya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Ioni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kali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Milieu, 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Ion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ksh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, 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Shurim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ista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Minotaur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Runeter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mum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, Support</text:p>
          </table:table-cell>
          <table:table-cell office:value-type="string" calcext:value-type="string">
            <text:p>Mort-vivant, Yordl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Shurim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nivia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Dieu, Espri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Freljord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Milieu, Support</text:p>
          </table:table-cell>
          <table:table-cell office:value-type="string" calcext:value-type="string">
            <text:p>Humain, Né magiqu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Noxus, Runeter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phelios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umain, Spiritualist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Targon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she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Bas, Support</text:p>
          </table:table-cell>
          <table:table-cell office:value-type="string" calcext:value-type="string">
            <text:p>Humain, Né de glac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Freljord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urelion Sol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Céleste, Drago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Runeterra, Targ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zi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Dieu-Guerrier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Shurim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élest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Runeter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lveth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Etre du néant</text:p>
          </table:table-cell>
          <table:table-cell office:value-type="string" calcext:value-type="string">
            <text:p>Sans 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Le Néant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litzcrank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Zau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Humain, Altéré magiqueme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Freljord, Runeter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raum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Humain, Né de glac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Freljord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itlyn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Piltove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mille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Cyborg, 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Piltover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ssiopeia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Humain, Altéré magiqueme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Noxus, Shurim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ho’Gath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Etre du néa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Le Néant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Cork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Yordl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Bandle, Piltove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rius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Noxu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Jungle, Milieu</text:p>
          </table:table-cell>
          <table:table-cell office:value-type="string" calcext:value-type="string">
            <text:p>Hôte, 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Targ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r. Mundo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ltéré chimiquement, Humain</text:p>
          </table:table-cell>
          <table:table-cell office:value-type="string" calcext:value-type="string">
            <text:p>Coûts de santé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Zau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rave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Noxu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kko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, Milieu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Zau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umain, Altéré magiqueme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, A distance</text:p>
          </table:table-cell>
          <table:table-cell office:value-type="string" calcext:value-type="string">
            <text:p>Noxus, Iles Obscu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elynn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Démon, Espri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Runeter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zreal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umain, Né magiqu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Piltover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iddlestick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Démon, Espri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Runeter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iora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Demac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izz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Yordl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Bilgewate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lio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, Support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Demac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angplank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Bilgewate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are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Sans 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Demac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na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Yordl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Mêlée, A distance</text:p>
          </table:table-cell>
          <table:table-cell office:value-type="string" calcext:value-type="string">
            <text:p>Freljord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agas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, 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Freljord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raves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Bilgewate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wen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umain, Altéré magiqueme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Camavor, Iles Obscure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Hecarim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Mort-viva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Camavor, Iles Obscu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eimerding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, Support</text:p>
          </table:table-cell>
          <table:table-cell office:value-type="string" calcext:value-type="string">
            <text:p>Yordl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Piltove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Illaoi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umain, Spiritualist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Bilgewater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Irelia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Milieu, Haut</text:p>
          </table:table-cell>
          <table:table-cell office:value-type="string" calcext:value-type="string">
            <text:p>Humain, Spiritualist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Ion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Iver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umain, Altéré magiqueme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Freljord, Ion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nna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eu, Espri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Shurima, Zau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Jarvan IV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Demaci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Jungle, Haut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</text:p>
          </table:table-cell>
          <table:table-cell office:value-type="string" calcext:value-type="string">
            <text:p>Icathia, Runeterra, Shurim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Jayce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Milieu, Haut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êlée, A distance</text:p>
          </table:table-cell>
          <table:table-cell office:value-type="string" calcext:value-type="string">
            <text:p>Piltove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h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umain, Spiritualist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Ion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inx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Altéré chimiquement, Humai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 distance</text:p>
          </table:table-cell>
          <table:table-cell office:value-type="string" calcext:value-type="string">
            <text:p>Zaun</text:p>
          </table:table-cell>
          <table:table-cell office:value-type="float" office:value="2013" calcext:value-type="float">
            <text:p>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/00/0000</text:date>, <text:time style:data-style-name="N2" text:time-value="16:55:50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3-07-29T17:20:46.029000000</dc:date>
    <meta:editing-duration>PT14M13S</meta:editing-duration>
    <meta:editing-cycles>3</meta:editing-cycles>
    <meta:document-statistic meta:table-count="1" meta:cell-count="416" meta:object-count="0"/>
  </office:meta>
</office:document-meta>
</file>